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A0000037957C9FAC6D4BA7DB4.jpg" manifest:media-type="image/jpeg"/>
  <manifest:file-entry manifest:full-path="Pictures/10000000000009B100000DB433025B1679B5810B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fo:font-size="8pt" officeooo:rsid="00142fff" officeooo:paragraph-rsid="001649b9" style:font-size-asian="8pt" style:font-size-complex="8pt"/>
    </style:style>
    <style:style style:name="P2" style:family="paragraph" style:parent-style-name="Footer">
      <style:text-properties fo:font-size="8pt" officeooo:rsid="00142fff" officeooo:paragraph-rsid="001649b9" style:font-size-asian="7pt" style:font-size-complex="8pt"/>
    </style:style>
    <style:style style:name="P3" style:family="paragraph" style:parent-style-name="Header">
      <style:text-properties fo:font-size="8pt" officeooo:rsid="00142fff" officeooo:paragraph-rsid="00142fff" style:font-size-asian="7pt" style:font-size-complex="8pt"/>
    </style:style>
    <style:style style:name="P4" style:family="paragraph" style:parent-style-name="Footer">
      <style:text-properties fo:font-size="8pt" officeooo:rsid="00142fff" officeooo:paragraph-rsid="00142fff" style:font-size-asian="7pt" style:font-size-complex="8pt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Standard" style:master-page-name="First_20_Page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fill-image draw:name="Background_25_20Template_25_20Daquan_25_20Company_25_20System" draw:display-name="Background%20Template%20Daquan%20Company%20System" xlink:href="Pictures/100000000000028A0000037957C9FAC6D4BA7DB4.jpg" xlink:type="simple" xlink:show="embed" xlink:actuate="onLoad"/>
    <draw:fill-image draw:name="title-background" xlink:href="Pictures/10000000000009B100000DB433025B1679B5810B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officeooo:rsid="00142fff" officeooo:paragraph-rsid="001649b9" style:font-size-asian="8pt" style:font-size-complex="8pt"/>
    </style:style>
    <style:style style:name="MP2" style:family="paragraph" style:parent-style-name="Footer">
      <style:text-properties fo:font-size="8pt" officeooo:rsid="00142fff" officeooo:paragraph-rsid="001649b9" style:font-size-asian="7pt" style:font-size-complex="8pt"/>
    </style:style>
    <style:style style:name="MP3" style:family="paragraph" style:parent-style-name="Header">
      <style:text-properties fo:font-size="8pt" officeooo:rsid="00142fff" officeooo:paragraph-rsid="00142fff" style:font-size-asian="7pt" style:font-size-complex="8pt"/>
    </style:style>
    <style:style style:name="MP4" style:family="paragraph" style:parent-style-name="Footer">
      <style:text-properties fo:font-size="8pt" officeooo:rsid="00142fff" officeooo:paragraph-rsid="00142fff" style:font-size-asian="7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#007bff" style:dynamic-spacing="false" draw:fill="solid" draw:fill-color="#007bff" draw:opacity="50%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title-background" style:repeat="stretch" style:footnote-max-height="0cm" loext:margin-gutter="0cm">
        <style:background-image xlink:href="Pictures/10000000000009B100000DB433025B1679B5810B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007bff" draw:opacity="50%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full" draw:fill-image-name="title-background" style:repeat="stretch"/>
    </style:style>
  </office:automatic-styles>
  <office:master-styles>
    <style:master-page style:name="Standard" style:page-layout-name="Mpm1" draw:style-name="Mdp1">
      <style:header>
        <text:p text:style-name="MP1">Pedro José Moldenhauer López<text:tab/><text:tab/>2ºASIR</text:p>
      </style:header>
      <style:footer>
        <text:p text:style-name="MP2">xx/xx/xx<text:tab/><text:tab/>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2" style:next-style-name="Standard">
      <style:header>
        <text:p text:style-name="MP3">Pedro José Moldenhauer López<text:tab/><text:tab/>2ºASIR</text:p>
      </style:header>
      <style:footer>
        <text:p text:style-name="MP4">xx/xx/xx<text:tab/><text:tab/>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07T11:01:54.050000000</dc:date>
    <meta:editing-duration>PT3H23M3S</meta:editing-duration>
    <meta:editing-cycles>6</meta:editing-cycles>
    <meta:generator>LibreOffice/7.5.2.2$Windows_X86_64 LibreOffice_project/53bb9681a964705cf672590721dbc85eb4d0c3a2</meta:generator>
    <meta:document-statistic meta:table-count="0" meta:image-count="0" meta:object-count="0" meta:page-count="2" meta:paragraph-count="4" meta:word-count="14" meta:character-count="98" meta:non-whitespace-character-count="84"/>
  </office:meta>
</office:document-meta>
</file>